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040bf" officeooo:paragraph-rsid="003040bf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313ca4" officeooo:paragraph-rsid="00313ca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d74a1" officeooo:paragraph-rsid="002d74a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fc0bb" officeooo:paragraph-rsid="002fc0b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3040bf" officeooo:paragraph-rsid="003040bf"/>
    </style:style>
    <style:style style:name="P8" style:family="paragraph" style:parent-style-name="Standard">
      <style:text-properties officeooo:rsid="0031a672" officeooo:paragraph-rsid="0031a672"/>
    </style:style>
    <style:style style:name="P9" style:family="paragraph" style:parent-style-name="Standard" style:master-page-name="">
      <style:paragraph-properties fo:margin-left="0.4335in" fo:margin-right="0in" fo:text-align="justify" style:justify-single-word="false" fo:text-indent="0in" style:auto-text-indent="false" style:page-number="auto"/>
      <style:text-properties fo:font-size="12pt" fo:font-style="normal" style:text-underline-style="none" fo:font-weight="normal" officeooo:rsid="002d74a1" officeooo:paragraph-rsid="002d74a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none" fo:font-weight="normal" officeooo:rsid="002d74a1" officeooo:paragraph-rsid="002d74a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none" fo:font-weight="normal" officeooo:rsid="002ef621" officeooo:paragraph-rsid="002ef62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officeooo:rsid="002d74a1" officeooo:paragraph-rsid="002d74a1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officeooo:rsid="002ef621" officeooo:paragraph-rsid="002ef621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officeooo:rsid="002fc0bb" officeooo:paragraph-rsid="002fc0b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master-page-name="">
      <style:paragraph-properties fo:margin-left="0.4366in" fo:margin-right="0in" fo:text-align="justify" style:justify-single-word="false" fo:text-indent="0in" style:auto-text-indent="false" style:page-number="auto"/>
      <style:text-properties officeooo:rsid="00313ca4" officeooo:paragraph-rsid="00313ca4"/>
    </style:style>
    <style:style style:name="P16" style:family="paragraph" style:parent-style-name="Standard" style:master-page-name="">
      <style:paragraph-properties fo:margin-left="0.4366in" fo:margin-right="0in" fo:text-align="justify" style:justify-single-word="false" fo:text-indent="0in" style:auto-text-indent="false" style:page-number="auto"/>
      <style:text-properties fo:font-size="12pt" fo:font-style="normal" style:text-underline-style="solid" style:text-underline-width="auto" style:text-underline-color="font-color" fo:font-weight="bold" officeooo:rsid="003040bf" officeooo:paragraph-rsid="003040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.4366in" fo:margin-right="0in" fo:text-align="justify" style:justify-single-word="false" fo:text-indent="0in" style:auto-text-indent="false"/>
      <style:text-properties officeooo:rsid="00313ca4" officeooo:paragraph-rsid="00313ca4"/>
    </style:style>
    <style:style style:name="P18" style:family="paragraph" style:parent-style-name="Standard" style:master-page-name="">
      <style:paragraph-properties fo:margin-left="0.6866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136e1" officeooo:paragraph-rsid="003136e1" style:font-size-asian="10.5pt" style:font-style-asian="normal" style:font-size-complex="12pt" style:font-style-complex="normal"/>
    </style:style>
    <style:style style:name="P19" style:family="paragraph" style:parent-style-name="Standard" style:master-page-name="">
      <style:paragraph-properties fo:margin-left="0.6866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6d311" officeooo:paragraph-rsid="0036d311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left="0.6866in" fo:margin-right="0in" fo:text-align="justify" style:justify-single-word="false" fo:text-indent="0in" style:auto-text-indent="false"/>
      <style:text-properties style:font-name="Liberation Serif" fo:font-size="12pt" fo:font-style="normal" officeooo:rsid="003136e1" officeooo:paragraph-rsid="003136e1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margin-left="0.6866in" fo:margin-right="0in" fo:text-align="justify" style:justify-single-word="false" fo:text-indent="0in" style:auto-text-indent="false"/>
      <style:text-properties style:font-name="Liberation Serif" fo:font-size="12pt" fo:font-style="normal" officeooo:rsid="003379e3" officeooo:paragraph-rsid="003379e3" style:font-size-asian="10.5pt" style:font-style-asian="normal" style:font-size-complex="12pt" style:font-style-complex="normal"/>
    </style:style>
    <style:style style:name="P22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12pt" fo:font-style="italic" officeooo:rsid="003136e1" officeooo:paragraph-rsid="003136e1" style:font-size-asian="10.5pt" style:font-style-asian="italic" style:font-size-complex="12pt" style:font-style-complex="italic"/>
    </style:style>
    <style:style style:name="P23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379e3" officeooo:paragraph-rsid="003379e3" style:font-size-asian="10.5pt" style:font-style-asian="normal" style:font-size-complex="12pt" style:font-style-complex="normal"/>
    </style:style>
    <style:style style:name="P24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6d311" officeooo:paragraph-rsid="0036d311" style:font-size-asian="10.5pt" style:font-style-asian="normal" style:font-size-complex="12pt" style:font-style-complex="normal"/>
    </style:style>
    <style:style style:name="P25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136e1" officeooo:paragraph-rsid="003136e1" style:font-size-asian="10.5pt" style:font-style-asian="normal" style:font-size-complex="12pt" style:font-style-complex="normal"/>
    </style:style>
    <style:style style:name="P26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8pt" fo:font-style="italic" officeooo:rsid="0036d311" officeooo:paragraph-rsid="0036d311" style:font-size-asian="8pt" style:font-style-asian="italic" style:font-size-complex="8pt" style:font-style-complex="italic"/>
    </style:style>
    <style:style style:name="P27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Liberation Serif" fo:font-size="8pt" fo:font-style="italic" officeooo:rsid="00384fc4" officeooo:paragraph-rsid="00384fc4" style:font-size-asian="8pt" style:font-style-asian="italic" style:font-size-complex="8pt" style:font-style-complex="italic"/>
    </style:style>
    <style:style style:name="P28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Liberation Serif" fo:font-size="12pt" fo:font-style="normal" officeooo:rsid="003136e1" officeooo:paragraph-rsid="003136e1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Liberation Serif" fo:font-size="12pt" fo:font-style="normal" officeooo:rsid="0036d311" officeooo:paragraph-rsid="0036d311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Liberation Serif" fo:font-size="12pt" fo:font-style="normal" officeooo:rsid="00384fc4" officeooo:paragraph-rsid="00384fc4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Liberation Serif" fo:font-size="8pt" fo:font-style="italic" officeooo:rsid="0036d311" officeooo:paragraph-rsid="0036d311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Liberation Serif" fo:font-size="8pt" fo:font-style="italic" officeooo:rsid="00384fc4" officeooo:paragraph-rsid="00384fc4" style:font-size-asian="8pt" style:font-style-asian="italic" style:font-size-complex="8pt" style:font-style-complex="italic"/>
    </style:style>
    <style:style style:name="P33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officeooo:paragraph-rsid="00384fc4"/>
    </style:style>
    <style:style style:name="P34" style:family="paragraph" style:parent-style-name="Standard" style:master-page-name="">
      <style:paragraph-properties fo:margin-left="1in" fo:margin-right="0in" fo:text-align="justify" style:justify-single-word="false" fo:text-indent="0in" style:auto-text-indent="false" style:page-number="auto"/>
      <style:text-properties style:font-name="Liberation Serif" fo:font-size="12pt" fo:font-style="normal" officeooo:rsid="0036d311" officeooo:paragraph-rsid="0036d311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Liberation Serif" fo:font-size="12pt" fo:font-style="normal" officeooo:rsid="003379e3" officeooo:paragraph-rsid="003379e3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Liberation Serif" fo:font-size="12pt" fo:font-style="normal" officeooo:rsid="0034ebcc" officeooo:paragraph-rsid="0034ebcc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Liberation Serif" fo:font-size="12pt" fo:font-style="normal" officeooo:rsid="0036d311" officeooo:paragraph-rsid="0036d311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Liberation Serif" fo:font-size="8pt" fo:font-style="italic" officeooo:rsid="0036d311" officeooo:paragraph-rsid="0036d311" style:font-size-asian="8pt" style:font-style-asian="italic" style:font-size-complex="8pt" style:font-style-complex="italic"/>
    </style:style>
    <style:style style:name="P39" style:family="paragraph" style:parent-style-name="Standard" style:master-page-name="">
      <style:paragraph-properties fo:margin-left="1.25in" fo:margin-right="0in" fo:text-align="justify" style:justify-single-word="false" fo:text-indent="0in" style:auto-text-indent="false" style:page-number="auto"/>
      <style:text-properties style:font-name="Liberation Serif" fo:font-size="12pt" fo:font-style="italic" officeooo:rsid="00384fc4" officeooo:paragraph-rsid="00384fc4" style:font-size-asian="10.5pt" style:font-style-asian="italic" style:font-size-complex="12pt" style:font-style-complex="italic"/>
    </style:style>
    <style:style style:name="P40" style:family="paragraph" style:parent-style-name="Heading_20_1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d74a1" officeooo:paragraph-rsid="002d74a1" style:font-size-asian="13.1000003814697pt" style:font-weight-asian="bold" style:font-size-complex="15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fc0bb" officeooo:paragraph-rsid="002fc0b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officeooo:rsid="003040bf" officeooo:paragraph-rsid="003040b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officeooo:rsid="003136e1" officeooo:paragraph-rsid="003136e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0b9f6" officeooo:paragraph-rsid="0030b9f6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Courier 10 Pitch" fo:font-size="8pt" fo:font-style="italic" style:text-underline-style="none" fo:font-weight="normal" officeooo:rsid="003136e1" officeooo:paragraph-rsid="003136e1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Standard" style:master-page-name="">
      <style:paragraph-properties fo:margin-left="0.4366in" fo:margin-right="0in" fo:text-align="justify" style:justify-single-word="false" fo:text-indent="0in" style:auto-text-indent="false" style:page-number="auto"/>
      <style:text-properties style:text-underline-style="solid" style:text-underline-width="auto" style:text-underline-color="font-color" fo:font-weight="bold" officeooo:rsid="00313ca4" officeooo:paragraph-rsid="00313ca4" style:font-weight-asian="bold" style:font-weight-complex="bold"/>
    </style:style>
    <style:style style:name="P47" style:family="paragraph" style:parent-style-name="Standard" style:master-page-name="">
      <style:paragraph-properties fo:margin-left="0.4366in" fo:margin-right="0in" fo:text-align="justify" style:justify-single-word="false" fo:text-indent="0in" style:auto-text-indent="false" style:page-number="auto"/>
      <style:text-properties style:text-underline-style="solid" style:text-underline-width="auto" style:text-underline-color="font-color" fo:font-weight="bold" officeooo:rsid="0030b9f6" officeooo:paragraph-rsid="003136e1" style:font-weight-asian="bold" style:font-weight-complex="bold"/>
    </style:style>
    <style:style style:name="P48" style:family="paragraph" style:parent-style-name="Standard" style:master-page-name="">
      <style:paragraph-properties fo:margin-left="0.6866in" fo:margin-right="0in" fo:text-align="justify" style:justify-single-word="false" fo:text-indent="0in" style:auto-text-indent="false" style:page-number="auto"/>
      <style:text-properties fo:font-size="12pt" fo:font-style="normal" style:text-underline-style="none" fo:font-weight="normal" officeooo:rsid="0030b9f6" officeooo:paragraph-rsid="003136e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master-page-name="">
      <style:paragraph-properties fo:margin-left="0.9366in" fo:margin-right="0in" fo:text-align="justify" style:justify-single-word="false" fo:text-indent="0in" style:auto-text-indent="false" style:page-number="auto"/>
      <style:text-properties style:font-name="Courier 10 Pitch" fo:font-size="8pt" fo:font-style="italic" style:text-underline-style="none" fo:font-weight="normal" officeooo:rsid="003136e1" officeooo:paragraph-rsid="003136e1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Standard">
      <style:paragraph-properties fo:margin-left="0.9366in" fo:margin-right="0in" fo:text-align="justify" style:justify-single-word="false" fo:text-indent="0in" style:auto-text-indent="false"/>
      <style:text-properties style:font-name="Courier 10 Pitch" fo:font-size="8pt" fo:font-style="italic" style:text-underline-style="none" fo:font-weight="normal" officeooo:rsid="003136e1" officeooo:paragraph-rsid="003136e1" style:font-size-asian="8pt" style:font-style-asian="italic" style:font-weight-asian="normal" style:font-size-complex="8pt" style:font-style-complex="italic" style:font-weight-complex="normal"/>
    </style:style>
    <style:style style:name="P51" style:family="paragraph" style:parent-style-name="Standard" style:master-page-name="">
      <style:paragraph-properties fo:margin-left="1in" fo:margin-right="0in" fo:text-align="justify" style:justify-single-word="false" fo:text-indent="0in" style:auto-text-indent="false" style:page-number="auto"/>
      <style:text-properties style:font-name="Liberation Serif" fo:font-size="8pt" fo:font-style="normal" officeooo:rsid="003379e3" officeooo:paragraph-rsid="003379e3" style:font-size-asian="8pt" style:font-style-asian="normal" style:font-size-complex="8pt" style:font-style-complex="normal"/>
    </style:style>
    <style:style style:name="P52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Liberation Serif" fo:font-size="8pt" fo:font-style="normal" officeooo:rsid="003379e3" officeooo:paragraph-rsid="003379e3" style:font-size-asian="8pt" style:font-style-asian="normal" style:font-size-complex="8pt" style:font-style-complex="normal"/>
    </style:style>
    <style:style style:name="P53" style:family="paragraph" style:parent-style-name="Standard">
      <style:paragraph-properties fo:margin-left="0.4335in" fo:margin-right="0in" fo:text-align="justify" style:justify-single-word="false" fo:text-indent="0in" style:auto-text-indent="false"/>
      <style:text-properties fo:font-size="12pt" fo:font-style="normal" style:text-underline-style="none" fo:font-weight="normal" officeooo:rsid="0038cfcb" officeooo:paragraph-rsid="0038cfc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2d74a1"/>
    </style:style>
    <style:style style:name="T3" style:family="text">
      <style:text-properties officeooo:rsid="00384fc4"/>
    </style:style>
    <style:style style:name="T4" style:family="text">
      <style:text-properties fo:color="#800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84fc4"/>
    </style:style>
    <style:style style:name="T7" style:family="text">
      <style:text-properties style:font-name="Liberation Serif" fo:font-size="12pt" fo:font-style="normal" officeooo:rsid="00384fc4" style:font-size-asian="10.5pt" style:font-style-asian="normal" style:font-size-complex="12pt" style:font-style-complex="normal"/>
    </style:style>
    <style:style style:name="T8" style:family="text">
      <style:text-properties style:font-name="Liberation Serif" fo:font-size="8pt" fo:font-style="italic" officeooo:rsid="00384fc4" style:font-size-asian="8pt" style:font-style-asian="italic" style:font-size-complex="8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35in" fo:text-indent="-0.25in" fo:margin-left="3.18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D-LAKHDAR Riyane</text:p>
      <text:p text:style-name="P8">M1 MoSIG</text:p>
      <text:h text:style-name="P40" text:outline-level="1">Operating Systems</text:h>
      <text:p text:style-name="P5">Practical session 1</text:p>
      <text:p text:style-name="P1"/>
      <text:p text:style-name="P1"/>
      <text:p text:style-name="P3"><text:span text:style-name="T2">I. Stack and Heap</text:span>:</text:p>
      <text:p text:style-name="P9">The « tmp_min » and « min_val » variables are allocated in the stack.</text:p>
      <text:p text:style-name="P10"/>
      <text:p text:style-name="P53">Dklmsd qkdjmlqds</text:p>
      <text:p text:style-name="P53"/>
      <text:p text:style-name="P12">Question I.1 </text:p>
      <text:p text:style-name="P10">The a, b and c variables are allocated in the stack. <text:s/>Them corresponding memory is allocated before the call of the "min" function and released after the function returns.</text:p>
      <text:p text:style-name="P10"/>
      <text:p text:style-name="P12">Question I.2</text:p>
      <text:p text:style-name="P10">After the call to malloc, the r variable contains the virtual memory address of the four integers array allocated. <text:s text:c="2"/>The value of this variable (memory address is stored in the stack). <text:s/>But the allocated array is stored in the heap.</text:p>
      <text:p text:style-name="P10"/>
      <text:p text:style-name="P12">Question I.3</text:p>
      <text:p text:style-name="P10">This instruction is used to write in the I th slot of the v array the sum of the values contained into the I th slot of the arrays v1 and v2.</text:p>
      <text:p text:style-name="P10">In this program, the r array is stored in the heap. <text:s/>Thus, this write happens in the heap.</text:p>
      <text:p text:style-name="P10"/>
      <text:p text:style-name="P13">Question I.4</text:p>
      <text:p text:style-name="P11">The asked program has ben implemented in the file ex3.c. <text:s/>It has been compiled and executed successfully.</text:p>
      <text:p text:style-name="P11"/>
      <text:p text:style-name="P14">Question I.5</text:p>
      <text:list xml:id="list6634461561029078390" text:style-name="L1">
        <text:list-item>
          <text:p text:style-name="P41">A stack-allocated variable is allocated when the program enters the function that decalres it. <text:s/>It is read or modified during the execution of the function and released when the function is over.</text:p>
        </text:list-item>
        <text:list-item>
          <text:p text:style-name="P41">Once a heap-allocated variable is created it stayes alive and available for any other function of the program. <text:s/>It stayes that way till any function of the program erases it.</text:p>
        </text:list-item>
      </text:list>
      <text:p text:style-name="P6"/>
      <text:p text:style-name="P6"/>
      <text:p text:style-name="P2">II. <text:s/>Illegal memory access</text:p>
      <text:p text:style-name="P16">Question II.1</text:p>
      <text:list xml:id="list7754024759749143844" text:style-name="L2">
        <text:list-item>
          <text:p text:style-name="P42">A picky compiler would raise a warning at the line 1 : giving a random memory address to a pointer can make it indicate a forbidden memory address.</text:p>
        </text:list-item>
        <text:list-item>
          <text:p text:style-name="P42">The line 2 might be an illegal memory acces if the Ox2 virtual address is not accessible in writing.</text:p>
        </text:list-item>
        <text:list-item>
          <text:p text:style-name="P42">The line 12 is an illegal memory acces : the memory address contained in pc has been released at line 11.</text:p>
        </text:list-item>
      </text:list>
      <text:p text:style-name="P7"/>
      <text:p text:style-name="P4">III. <text:s/>Recursive functions</text:p>
      <text:p text:style-name="P46">Question III.1</text:p>
      <text:p text:style-name="P15"><text:soft-page-break/>In this program, he function power is called 4 times. <text:s/>Each time the function is called, the system allocates memory space for the two integers a and c(32 bits). <text:s text:c="2"/>The system does not need anny other memory allocation.</text:p>
      <text:p text:style-name="P17">Thus, a rought estimation of the memory needed would be : </text:p>
      <text:p text:style-name="P17"><text:tab/><text:tab/><text:span text:style-name="T1">mem = 4 * 2 * 32 bits.</text:span></text:p>
      <text:p text:style-name="P7"/>
      <text:p text:style-name="P44">IV. <text:s/>Valgrind</text:p>
      <text:p text:style-name="P47">Question IV.1</text:p>
      <text:p text:style-name="P48">0.c</text:p>
      <text:list xml:id="list7689743560273769788" text:style-name="L3">
        <text:list-header>
          <text:p text:style-name="P43">The first line returned by valgrind is :</text:p>
          <text:p text:style-name="P45">==3704== Invalid write of size 1 </text:p>
        </text:list-header>
      </text:list>
      <text:p text:style-name="P49">==3704== <text:s text:c="3"/>at 0x40B7DDE: vsnprintf (vsnprintf.c:117) </text:p>
      <text:p text:style-name="P50">==3704== <text:s text:c="3"/>by 0x409D2F2: snprintf (snprintf.c:33) </text:p>
      <text:p text:style-name="P50">==3704== <text:s text:c="3"/>by 0x80485E1: main (0.c:21) </text:p>
      <text:p text:style-name="P50">==3704== <text:s/>Address 0x4200028 is 0 bytes inside a block of size 16 free'd </text:p>
      <text:p text:style-name="P50">==3704== <text:s text:c="3"/>at 0x402B3D8: free (in /usr/lib/valgrind/vgpreload_memcheck-x86-linux.so) </text:p>
      <text:p text:style-name="P50">==3704== <text:s text:c="3"/>by 0x80485B5: main (0.c:20)</text:p>
      <text:p text:style-name="P22"/>
      <text:p text:style-name="P25">This block means that an invalid 1 byte write is attempted by the function « snprintf ».</text:p>
      <text:p text:style-name="P28">We can easily find this error at line 20 of the program : the memory space allocated for the buffer buf0 has been released. <text:s/>However, the program trys to store datas in it at line 21.</text:p>
      <text:p text:style-name="P20"/>
      <text:p text:style-name="P20"/>
      <text:p text:style-name="P18">1.c</text:p>
      <text:p text:style-name="P26">==6314== Invalid write of size 4 </text:p>
      <text:p text:style-name="P31">==6314== <text:s text:c="3"/>at 0x80484CB: fill_array (1.c:11) </text:p>
      <text:p text:style-name="P31">==6314== <text:s text:c="3"/>by 0x8048561: main (1.c:34) </text:p>
      <text:p text:style-name="P31">==6314== <text:s/>Address 0x4200038 is 0 bytes after a block of size 16 alloc'd </text:p>
      <text:p text:style-name="P31">==6314== <text:s text:c="3"/>at 0x402A17C: malloc (in /usr/lib/valgrind/vgpreload_memcheck-x86-linux.so) </text:p>
      <text:p text:style-name="P31">==6314== <text:s text:c="3"/>by 0x8048549: main (1.c:33) </text:p>
      <text:p text:style-name="P20"/>
      <text:p text:style-name="P24">The problem heare is that we are trying to <text:span text:style-name="T3">fill an array of size 16 bytes using 16 integers(4 bytes each).</text:span></text:p>
      <text:p text:style-name="P30">A possible solution is to allocate a bigger array : <text:s/></text:p>
      <text:p text:style-name="P39">int *array = malloc(ARRAY_SIZE * <text:span text:style-name="T4">sizeof</text:span>(int)); </text:p>
      <text:p text:style-name="P20"/>
      <text:p text:style-name="P21">2.c</text:p>
      <text:p text:style-name="P23">The intresting lines returned by valgrind when executed with 2.c are :</text:p>
      <text:p text:style-name="P51">Warning: invalid file descriptor -1 in syscall read()</text:p>
      <text:p text:style-name="P35"/>
      <text:p text:style-name="P35">and</text:p>
      <text:p text:style-name="P35"/>
      <text:p text:style-name="P52">Conditional jump or move depends on uninitialised value(s) </text:p>
      <text:p text:style-name="P52">==6076== <text:s text:c="3"/>at 0x40BFDCB: _IO_file_overflow@@GLIBC_2.1 (fileops.c:867) </text:p>
      <text:p text:style-name="P52">==6076== <text:s text:c="3"/>by 0x40C0794: __overflow (genops.c:243) </text:p>
      <text:p text:style-name="P52">==6076== <text:s text:c="3"/>by 0x40B653A: putchar (putchar.c:29) </text:p>
      <text:p text:style-name="P52">==6076== <text:s text:c="3"/>by 0x8048531: print_vertical (2.c:13) </text:p>
      <text:p text:style-name="P52">==6076== <text:s text:c="3"/>by 0x80485E1: main (2.c:26) </text:p>
      <text:p text:style-name="P35"/>
      <text:p text:style-name="P35"/>
      <text:p text:style-name="P36">The second block highlights the fact that the buffer has not been initialized. <text:s/>And the first block explains why this buffer has not been initialized : the expected file has not been opened succesfully.</text:p>
      <text:p text:style-name="P37">An easy way to correct it is to test the value of the file descriptor once the open function returns.</text:p>
      <text:p text:style-name="P37"/>
      <text:p text:style-name="P37"><text:soft-page-break/></text:p>
      <text:p text:style-name="P19">3.c</text:p>
      <text:p text:style-name="P27"><text:s/>Invalid write of size 4 </text:p>
      <text:p text:style-name="P32">==6477== <text:s text:c="3"/>at 0x8048501: fill_array (3.c:16) </text:p>
      <text:p text:style-name="P32">==6477== <text:s text:c="3"/>by 0x804858F: main (3.c:34) </text:p>
      <text:p text:style-name="P32">==6477== <text:s/>Address 0x10 is not stack'd, malloc'd or (recently) free'd</text:p>
      <text:p text:style-name="P33"><text:span text:style-name="T7">The problem here is that we are trying to access to the address 16 <text:s/>(</text:span><text:span text:style-name="T8">int *array = (int*)ARRAY_SIZE;</text:span><text:span text:style-name="T7">). <text:s/>But this address is </text:span><text:bookmark text:name="result_box"/><text:span text:style-name="T5">reserved </text:span><text:span text:style-name="T6">to the operating system and can not be accessed.</text:span></text:p>
      <text:p text:style-name="P29"/>
      <text:p text:style-name="P19">4.c</text:p>
      <text:p text:style-name="P34">Valgrind returns :</text:p>
      <text:p text:style-name="P38">Conditional jump or move depends on uninitialised value(s) </text:p>
      <text:p text:style-name="P38">==6289== <text:s text:c="3"/>at 0x4097FEF: vfprintf (vfprintf.c:1661) </text:p>
      <text:p text:style-name="P38">==6289== <text:s text:c="3"/>by 0x409D2AE: printf (printf.c:33) </text:p>
      <text:p text:style-name="P38">==6289== <text:s text:c="3"/>by 0x80484E6: main (4.c:13)</text:p>
      <text:p text:style-name="P37">This explains that the memory we are trying to read using printf has not been initialized. <text:s/><text:span text:style-name="T3">In fact, the function concat has allocated the memory space for the variable str but did not initialize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335in" fo:margin-right="0.7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4-09-10T13:52:28.798777670</meta:creation-date>
    <dc:date>2015-10-09T22:48:32.535557374</dc:date>
    <meta:editing-duration>PT5H51M12S</meta:editing-duration>
    <meta:editing-cycles>57</meta:editing-cycles>
    <meta:generator>LibreOffice/4.2.8.2$Linux_x86 LibreOffice_project/420m0$Build-2</meta:generator>
    <meta:printed-by>sidlakhr </meta:printed-by>
    <meta:print-date>2014-09-10T15:10:51.451230457</meta:print-date>
    <dc:creator>kassuskley </dc:creator>
    <meta:document-statistic meta:table-count="0" meta:image-count="0" meta:object-count="0" meta:page-count="3" meta:paragraph-count="77" meta:word-count="796" meta:character-count="4845" meta:non-whitespace-character-count="4020"/>
  </office:meta>
</office:document-meta>
</file>